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Arial CYR" svg:font-family="'Arial CYR'" style:font-family-generic="swiss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972in" style:rel-column-width="10743*"/>
    </style:style>
    <style:style style:name="Таблица3.B" style:family="table-column">
      <style:table-column-properties style:column-width="1.0674in" style:rel-column-width="10451*"/>
    </style:style>
    <style:style style:name="Таблица3.C" style:family="table-column">
      <style:table-column-properties style:column-width="1.1569in" style:rel-column-width="11328*"/>
    </style:style>
    <style:style style:name="Таблица3.D" style:family="table-column">
      <style:table-column-properties style:column-width="3.3715in" style:rel-column-width="3301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D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2313in" style:rel-column-width="21845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C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7028in" fo:margin-left="-0.0118in" fo:margin-right="0.0021in" table:align="margins"/>
    </style:style>
    <style:style style:name="Таблица1.A" style:family="table-column">
      <style:table-column-properties style:column-width="0.8278in" style:rel-column-width="8091*"/>
    </style:style>
    <style:style style:name="Таблица1.B" style:family="table-column">
      <style:table-column-properties style:column-width="1.4431in" style:rel-column-width="14109*"/>
    </style:style>
    <style:style style:name="Таблица1.C" style:family="table-column">
      <style:table-column-properties style:column-width="4.4319in" style:rel-column-width="4333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C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31in" table:align="margins"/>
    </style:style>
    <style:style style:name="Таблица7.A" style:family="table-column">
      <style:table-column-properties style:column-width="1.6736in" style:rel-column-width="16384*"/>
    </style:style>
    <style:style style:name="Таблица7.D" style:family="table-column">
      <style:table-column-properties style:column-width="1.6729in" style:rel-column-width="1638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D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7049in" fo:margin-left="-0.0118in" fo:margin-right="0in" table:align="margins"/>
    </style:style>
    <style:style style:name="Таблица6.A" style:family="table-column">
      <style:table-column-properties style:column-width="1.3493in" style:rel-column-width="13189*"/>
    </style:style>
    <style:style style:name="Таблица6.C" style:family="table-column">
      <style:table-column-properties style:column-width="4.0063in" style:rel-column-width="39157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C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.A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6.A12" style:family="table-cell" style:data-style-name="N1">
      <style:table-cell-properties fo:padding="0.0382in" fo:border-left="0.0007in solid #000000" fo:border-right="none" fo:border-top="none" fo:border-bottom="0.0007in solid #000000"/>
    </style:style>
    <style:style style:name="Таблица8" style:family="table">
      <style:table-properties style:width="6.6931in" table:align="margins"/>
    </style:style>
    <style:style style:name="Таблица8.A" style:family="table-column">
      <style:table-column-properties style:column-width="1.3382in" style:rel-column-width="13106*"/>
    </style:style>
    <style:style style:name="Таблица8.C" style:family="table-column">
      <style:table-column-properties style:column-width="4.016in" style:rel-column-width="3932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C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7028in" fo:margin-left="-0.0118in" fo:margin-right="0.0021in" table:align="margins"/>
    </style:style>
    <style:style style:name="Таблица4.A" style:family="table-column">
      <style:table-column-properties style:column-width="0.8278in" style:rel-column-width="8091*"/>
    </style:style>
    <style:style style:name="Таблица4.B" style:family="table-column">
      <style:table-column-properties style:column-width="1.4431in" style:rel-column-width="14109*"/>
    </style:style>
    <style:style style:name="Таблица4.C" style:family="table-column">
      <style:table-column-properties style:column-width="4.4319in" style:rel-column-width="43335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C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fo:font-weight="bold" style:font-weight-asian="bold" style:font-weight-complex="bold"/>
    </style:style>
    <style:style style:name="P3" style:family="paragraph" style:parent-style-name="Text_20_body">
      <style:text-properties fo:language="en" fo:country="US" style:text-underline-style="none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7" style:family="paragraph" style:parent-style-name="Text_20_body">
      <style:text-properties style:use-window-font-color="true" style:font-name="Times New Roman1" fo:font-size="12pt" fo:language="en" fo:country="US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20pt" fo:language="ru" fo:country="RU" fo:font-weight="normal" fo:background-color="transparent" style:font-name-asian="Times New Roman1" style:font-name-complex="Times New Roman1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Comic Sans MS" fo:font-size="36pt" fo:language="en" fo:country="US" fo:font-weight="normal" fo:background-color="transparent" style:font-name-asian="Comic Sans MS" style:font-size-asian="36pt" style:font-name-complex="Comic Sans MS" style:font-size-complex="36pt"/>
    </style:style>
    <style:style style:name="P19" style:family="paragraph" style:parent-style-name="Standard">
      <style:paragraph-properties fo:line-height="100%" fo:text-align="start" style:justify-single-word="false"/>
    </style:style>
    <style:style style:name="P20" style:family="paragraph" style:parent-style-name="Standard">
      <style:text-properties fo:color="#000000" style:font-name="Arial CYR" fo:font-size="12pt" fo:language="ru" fo:country="RU" style:font-name-asian="Arial CYR" style:font-size-asian="12pt" style:font-name-complex="Arial CYR" style:font-size-complex="12pt"/>
    </style:style>
    <style:style style:name="P21" style:family="paragraph" style:parent-style-name="Standard">
      <style:text-properties fo:color="#000000" style:font-name="Arial" fo:font-size="12pt" fo:language="ru" fo:country="RU" style:font-name-asian="Arial CYR" style:font-size-asian="12pt" style:font-name-complex="Arial CYR" style:font-size-complex="12pt"/>
    </style:style>
    <style:style style:name="P22" style:family="paragraph" style:parent-style-name="Standard">
      <style:text-properties fo:color="#000000" style:font-name="Arial" fo:font-size="12pt" fo:language="ru" fo:country="RU" fo:font-style="italic" style:font-name-asian="Arial CYR" style:font-size-asian="12pt" style:font-style-asian="italic" style:font-name-complex="Arial CYR" style:font-size-complex="12pt" style:font-style-complex="italic"/>
    </style:style>
    <style:style style:name="P2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text-properties fo:font-style="italic" style:font-style-asian="italic" style:font-style-complex="italic"/>
    </style:style>
    <style:style style:name="P25" style:family="paragraph" style:parent-style-name="Standard">
      <style:paragraph-properties fo:margin-left="1.3457in" fo:margin-right="0in" fo:margin-top="0.1665in" fo:margin-bottom="0.0417in" fo:line-height="100%" fo:text-align="center" style:justify-single-word="false" fo:text-indent="-1.3457in" style:auto-text-indent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6" style:family="paragraph" style:parent-style-name="Table_20_Contents">
      <style:text-properties fo:language="ru" fo:country="RU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/>
    </style:style>
    <style:style style:name="P28" style:family="paragraph" style:parent-style-name="Table_20_Contents">
      <style:text-properties fo:language="ru" fo:country="RU" fo:font-style="italic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fo:language="en" fo:country="US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/>
    </style:style>
    <style:style style:name="P32" style:family="paragraph" style:parent-style-name="Table_20_Contents">
      <style:text-properties fo:language="en" fo:country="US" fo:font-style="italic" style:font-style-asian="italic" style:font-style-complex="italic"/>
    </style:style>
    <style:style style:name="P33" style:family="paragraph" style:parent-style-name="Table_20_Contents">
      <style:text-properties fo:color="#000000" style:font-name="Arial CYR" fo:font-size="12pt" fo:language="en" fo:country="US" style:font-name-asian="Arial CYR" style:font-size-asian="12pt" style:font-name-complex="Arial CYR" style:font-size-complex="12pt"/>
    </style:style>
    <style:style style:name="P34" style:family="paragraph" style:parent-style-name="Table_20_Contents">
      <style:text-properties fo:color="#000000" style:font-name="Arial CYR" fo:font-size="12pt" fo:language="ru" fo:country="RU" style:font-name-asian="Arial CYR" style:font-size-asian="12pt" style:font-name-complex="Arial CYR" style:font-size-complex="12pt"/>
    </style:style>
    <style:style style:name="P35" style:family="paragraph" style:parent-style-name="Table_20_Contents">
      <style:text-properties fo:color="#000000" style:font-name="Arial" fo:font-size="12pt" fo:language="ru" fo:country="RU" fo:font-style="italic" style:font-name-asian="Arial CYR" style:font-size-asian="12pt" style:font-style-asian="italic" style:font-name-complex="Arial CYR" style:font-size-complex="12pt" style:font-style-complex="italic"/>
    </style:style>
    <style:style style:name="P36" style:family="paragraph" style:parent-style-name="Table_20_Contents">
      <style:text-properties fo:color="#000000" style:font-name="Arial" fo:font-size="12pt" fo:language="en" fo:country="US" fo:font-style="italic" fo:font-weight="bold" style:font-name-asian="Arial CYR" style:font-size-asian="12pt" style:font-style-asian="italic" style:font-weight-asian="bold" style:font-name-complex="Arial CYR" style:font-size-complex="12pt" style:font-style-complex="italic" style:font-weight-complex="bold"/>
    </style:style>
    <style:style style:name="P37" style:family="paragraph" style:parent-style-name="Table_20_Contents">
      <style:text-properties style:font-name="Arial" fo:font-size="12pt" fo:language="en" fo:country="US" fo:font-style="italic" style:font-size-asian="12pt" style:font-style-asian="italic" style:font-size-complex="12pt" style:font-style-complex="italic"/>
    </style:style>
    <style:style style:name="P38" style:family="paragraph" style:parent-style-name="Table_20_Contents">
      <style:text-properties style:font-name="Arial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Text_20_body" style:list-style-name="L5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44" style:family="paragraph" style:parent-style-name="Text_20_body" style:list-style-name="L5">
      <style:text-properties fo:language="ru" fo:country="RU"/>
    </style:style>
    <style:style style:name="P45" style:family="paragraph" style:parent-style-name="Text_20_body">
      <style:text-properties fo:language="en" fo:country="US" fo:font-weight="bold" style:font-weight-asian="bold" style:font-weight-complex="bold"/>
    </style:style>
    <style:style style:name="P46" style:family="paragraph" style:parent-style-name="Heading_20_2">
      <style:text-properties fo:language="ru" fo:country="RU"/>
    </style:style>
    <style:style style:name="P47" style:family="paragraph" style:parent-style-name="Heading_20_2">
      <style:text-properties fo:language="en" fo:country="US"/>
    </style:style>
    <style:style style:name="P48" style:family="paragraph" style:parent-style-name="Heading_20_2">
      <style:text-properties fo:language="en" fo:country="US" style:text-underline-style="none"/>
    </style:style>
    <style:style style:name="P49" style:family="paragraph" style:parent-style-name="Heading_20_2">
      <style:paragraph-properties fo:break-before="page"/>
      <style:text-properties fo:language="en" fo:country="US"/>
    </style:style>
    <style:style style:name="P50" style:family="paragraph" style:parent-style-name="Heading_20_3">
      <style:text-properties fo:language="ru" fo:country="RU"/>
    </style:style>
    <style:style style:name="P51" style:family="paragraph" style:parent-style-name="Heading_20_3">
      <style:text-properties fo:language="en" fo:country="US"/>
    </style:style>
    <style:style style:name="P52" style:family="paragraph" style:parent-style-name="Standard" style:list-style-name="L1"/>
    <style:style style:name="P53" style:family="paragraph" style:parent-style-name="Standard" style:list-style-name="L2"/>
    <style:style style:name="P54" style:family="paragraph" style:parent-style-name="Standard" style:list-style-name="L2">
      <style:text-properties fo:language="en" fo:country="US"/>
    </style:style>
    <style:style style:name="P55" style:family="paragraph" style:parent-style-name="Standard" style:list-style-name="L3">
      <style:text-properties fo:language="en" fo:country="US"/>
    </style:style>
    <style:style style:name="P56" style:family="paragraph" style:parent-style-name="Standard" style:list-style-name="L3"/>
    <style:style style:name="P57" style:family="paragraph" style:parent-style-name="Standard" style:list-style-name="L3">
      <style:text-properties fo:language="ru" fo:country="RU"/>
    </style:style>
    <style:style style:name="P58" style:family="paragraph" style:parent-style-name="Standard" style:list-style-name="L4">
      <style:text-properties fo:language="ru" fo:country="RU" style:text-underline-style="none" fo:font-weight="normal" style:font-weight-asian="normal" style:font-weight-complex="normal"/>
    </style:style>
    <style:style style:name="P59" style:family="paragraph" style:parent-style-name="Standard" style:list-style-name="L4">
      <style:text-properties fo:language="ru" fo:country="RU"/>
    </style:style>
    <style:style style:name="P60" style:family="paragraph" style:parent-style-name="Standard" style:list-style-name="L4"/>
    <style:style style:name="P61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fo:language="ru" fo:country="RU"/>
    </style:style>
    <style:style style:name="P6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style:text-underline-style="none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none"/>
    </style:style>
    <style:style style:name="T7" style:family="text">
      <style:text-properties fo:language="ru" fo:country="RU" style:text-underline-style="none" fo:font-weight="normal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T10" style:family="text">
      <style:text-properties style:use-window-font-color="true" style:font-name="Times New Roman1" fo:font-size="12pt" fo:language="en" fo:country="US" fo:font-weight="normal" fo:background-color="transparent" style:font-name-asian="Times New Roman1" style:font-name-complex="Times New Roman1"/>
    </style:style>
    <style:style style:name="T11" style:family="text">
      <style:text-properties style:use-window-font-color="true" style:font-name="Times New Roman1" fo:font-size="12pt" fo:language="en" fo:country="US" fo:font-weight="bold" fo:background-color="#e6e6ff" style:font-name-asian="Times New Roman1" style:font-weight-asian="bold" style:font-name-complex="Times New Roman1" style:font-weight-complex="bold"/>
    </style:style>
    <style:style style:name="T12" style:family="text">
      <style:text-properties style:use-window-font-color="true" style:font-name="Times New Roman1" fo:font-size="12pt" fo:language="en" fo:country="US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3" style:family="text">
      <style:text-properties style:use-window-font-color="true" style:font-name="Times New Roman1" fo:font-size="12pt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4" style:family="text">
      <style:text-properties fo:color="#000000" style:font-name="Arial CYR" fo:font-size="12pt" style:font-name-asian="Arial CYR" style:font-size-asian="12pt" style:font-name-complex="Arial CYR" style:font-size-complex="12pt"/>
    </style:style>
    <style:style style:name="T15" style:family="text">
      <style:text-properties fo:color="#000000" style:font-name="Arial CYR" fo:font-size="12pt" fo:language="en" fo:country="US" style:font-name-asian="Arial CYR" style:font-size-asian="12pt" style:font-name-complex="Arial CYR" style:font-size-complex="12pt"/>
    </style:style>
    <style:style style:name="T16" style:family="text">
      <style:text-properties fo:color="#000000" style:font-name="Arial CYR" fo:font-size="12pt" fo:language="ru" fo:country="RU" style:font-name-asian="Arial CYR" style:font-size-asian="12pt" style:font-name-complex="Arial CYR" style:font-size-complex="12pt"/>
    </style:style>
    <style:style style:name="T17" style:family="text">
      <style:text-properties fo:color="#000000" style:font-name-asian="Arial CYR" style:font-name-complex="Arial CYR"/>
    </style:style>
    <style:style style:name="T18" style:family="text">
      <style:text-properties fo:color="#000000" fo:language="ru" fo:country="RU" style:font-name-asian="Arial CYR" style:font-name-complex="Arial CYR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/>
      <text:p text:style-name="P18">CORUND(GW+Nuvoton)</text:p>
      <text:p text:style-name="P13"/>
      <text:p text:style-name="P12"/>
      <text:p text:style-name="P12"/>
      <text:p text:style-name="P12"/>
      <text:p text:style-name="P14">Описание работы комплекта <text:span text:style-name="T1">CORUND(GW+Nuvoton)</text:span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5">Внутренняя документация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5">Автор последней коррекции:<text:tab/></text:span><text:span text:style-name="T5"><text:creator>Oleg Starokaznikov</text:creator></text:span></text:p>
      <text:p text:style-name="P16">Дата последней коррекции:<text:tab/><text:tab/><text:modification-time style:data-style-name="N40">10:14</text:modification-time> <text:tab/><text:modification-date style:data-style-name="N36">11.05.2023</text:modification-date></text:p>
      <text:p text:style-name="P19"><text:span text:style-name="T9">Актуальная версия: </text:span><text:a xlink:type="simple" xlink:href="file://backup/hardware/Debug/corundgw/corundgw.pdf" text:style-name="Internet_20_link" text:visited-style-name="Visited_20_Internet_20_Link"><text:span text:style-name="T10">\\backup\hardware\Debug\corundgw\corundgw.pdf</text:span></text:a></text:p>
      <text:p text:style-name="P1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39">Оглавление</text:p>
          </text:index-title>
          <text:p text:style-name="P42">Изменения и соответствие версий.<text:tab/>3</text:p>
          <text:p text:style-name="P42">Общее ТЗ на корунд<text:tab/>4</text:p>
          <text:p text:style-name="P40">Внешние интерфейсы и органы управления<text:tab/>4</text:p>
          <text:p text:style-name="P41">Тачпад<text:tab/>4</text:p>
          <text:p text:style-name="P41">LCD<text:tab/>4</text:p>
          <text:p text:style-name="P41">ETH<text:tab/>4</text:p>
          <text:p text:style-name="P41">Кнопка отключения микрофонов<text:tab/>4</text:p>
          <text:p text:style-name="P41">микрофон<text:tab/>4</text:p>
          <text:p text:style-name="P41">Динамики<text:tab/>4</text:p>
          <text:p text:style-name="P41">входной видео разъем<text:tab/>4</text:p>
          <text:p text:style-name="P41">3.5мм разъем для подключения гарнитуры<text:tab/>4</text:p>
          <text:p text:style-name="P40">NUVOTON<text:tab/>4</text:p>
          <text:p text:style-name="P40">GW<text:tab/>5</text:p>
          <text:p text:style-name="P40">Старт, начальная загрузка и обновление прошивок<text:tab/>6</text:p>
          <text:p text:style-name="P40">условия эксплуатации<text:tab/>6</text:p>
          <text:p text:style-name="P40">сертификация<text:tab/>6</text:p>
          <text:p text:style-name="P42">SPI интерфейс между CPU и GoWin<text:tab/>7</text:p>
          <text:p text:style-name="P42">Физический уровень DMA на основе SPI интерфейса<text:tab/>8</text:p>
          <text:p text:style-name="P42">Структура канала DMA<text:tab/>9</text:p>
          <text:p text:style-name="P40">Потоковая запись 32b данных в AVL память(0х0002)<text:tab/>9</text:p>
          <text:p text:style-name="P40">Потоковое чтение 32b данных из AVL памяти(0х0003)<text:tab/>9</text:p>
          <text:p text:style-name="P40">Очередность выполнения заданий DMA каналов<text:tab/>9</text:p>
          <text:p text:style-name="P42">Структура AVL памяти<text:tab/>10</text:p>
          <text:p text:style-name="P40">Sys reg control<text:tab/>11</text:p>
          <text:p text:style-name="P41">Карта регистров<text:tab/>11</text:p>
          <text:p text:style-name="P41">FW version<text:tab/>11</text:p>
          <text:p text:style-name="P41">MISC_reg<text:tab/>11</text:p>
          <text:p text:style-name="P41">FW_wd<text:tab/>12</text:p>
          <text:p text:style-name="P40">Diagnostics controller<text:tab/>13</text:p>
          <text:p text:style-name="P41">Карта регистров<text:tab/>13</text:p>
          <text:p text:style-name="P40">ETH rx controller<text:tab/>14</text:p>
          <text:p text:style-name="P40">ETH tx controller<text:tab/>14</text:p>
          <text:p text:style-name="P40">Grafic controller<text:tab/>14</text:p>
        </text:index-body>
      </text:table-of-content>
      <text:p text:style-name="Text_20_body"/>
      <text:h text:style-name="P63" text:outline-level="1">Изменения и соответствие версий.</text:h>
      <text:p text:style-name="P5"><text:span text:style-name="T5">0x07010</text:span><text:span text:style-name="T1">000</text:span><text:span text:style-name="T5">-начальная версия </text:span><text:span text:style-name="T1">FW GW</text:span></text:p>
      <text:p text:style-name="P5"><text:span text:style-name="T5">0x070202</text:span><text:span text:style-name="T1">01</text:span><text:span text:style-name="T5">-переход на модульную систему</text:span></text:p>
      <text:p text:style-name="P2"><text:span text:style-name="T5">0x070202</text:span>02<text:span text:style-name="T5">-изменение </text:span><text:a xlink:type="simple" xlink:href="#7.2.5.FW_wd|outline" text:style-name="Internet_20_link" text:visited-style-name="Visited_20_Internet_20_Link">Fwwd</text:a></text:p>
      <text:p text:style-name="P2">0x07020204 – <text:span text:style-name="T5">добавлен </text:span><text:a xlink:type="simple" xlink:href="#8.7.ETH gen controller|outline" text:style-name="Internet_20_link" text:visited-style-name="Visited_20_Internet_20_Link">генератор тесового сигнала</text:a><text:span text:style-name="T5">, изменена </text:span><text:a xlink:type="simple" xlink:href="#8.Структура AVL памяти|outline" text:style-name="Internet_20_link" text:visited-style-name="Visited_20_Internet_20_Link">адресация модулей</text:a><text:span text:style-name="T5">, добавлена работа с </text:span><text:a xlink:type="simple" xlink:href="#3.функции переключателя #4|outline" text:style-name="Internet_20_link" text:visited-style-name="Visited_20_Internet_20_Link">переключателем </text:a><text:a xlink:type="simple" xlink:href="#3.функции переключателя #4|outline" text:style-name="Internet_20_link" text:visited-style-name="Visited_20_Internet_20_Link">dbg</text:a></text:p>
      <text:p text:style-name="Text_20_body"><text:span text:style-name="T8">0x070203</text:span><text:span text:style-name="T2">01</text:span><text:span text:style-name="T8">-изменение в </text:span><text:a xlink:type="simple" xlink:href="#6.8.Grafics controller|outline" text:style-name="Internet_20_link" text:visited-style-name="Visited_20_Internet_20_Link">Grafics controller</text:a><text:span text:style-name="T8"> (коррекция для тача),</text:span></text:p>
      <text:p text:style-name="Text_20_body"><text:span text:style-name="T8">исправлена ошибка в работе с </text:span><text:a xlink:type="simple" xlink:href="#3.функции переключателя #4|outline" text:style-name="Internet_20_link" text:visited-style-name="Visited_20_Internet_20_Link">переключателем </text:a><text:a xlink:type="simple" xlink:href="#3.функции переключателя #4|outline" text:style-name="Internet_20_link" text:visited-style-name="Visited_20_Internet_20_Link">dbg</text:a></text:p>
      <text:h text:style-name="P62" text:outline-level="1">Общее ТЗ на корунд</text:h>
      <text:h text:style-name="Heading_20_2" text:outline-level="2">Внешние интерфейсы и органы управления</text:h>
      <text:h text:style-name="Heading_20_3" text:outline-level="3">Тачпад</text:h>
      <text:p text:style-name="P4">Сейчас будем использовать тачпад<text:span text:style-name="T1"> c USB </text:span></text:p>
      <text:p text:style-name="P4">Если что-то пойдет не так, то ставим<text:span text:style-name="T1"> тачпад c I2C</text:span></text:p>
      <text:h text:style-name="Heading_20_3" text:outline-level="3">LCD</text:h>
      <text:p text:style-name="Standard">к GW по lvds подключен LCD G101EAN02.1 параметры: 1280x800 RGB(888) 60fps</text:p>
      <text:h text:style-name="Heading_20_3" text:outline-level="3">ETH</text:h>
      <text:p text:style-name="P10">1<text:span text:style-name="T1">GBE, </text:span>по <text:span text:style-name="T1">RGMII </text:span>подключен к <text:span text:style-name="T1">GW</text:span></text:p>
      <text:p text:style-name="P10"><text:span text:style-name="T1">MDIO </text:span>подключен к <text:span text:style-name="T1">Nuvoton</text:span></text:p>
      <text:p text:style-name="P10">питание <text:s/>модуля осуществляется через <text:span text:style-name="T1">POE</text:span></text:p>
      <text:p text:style-name="P8"/>
      <text:h text:style-name="Heading_20_3" text:outline-level="3">Кнопка отключения микрофонов</text:h>
      <text:p text:style-name="P10">Отсутствует в текущей модификации</text:p>
      <text:p text:style-name="Standard">В будущем сигнал нажатия и подсветку кнопки будет передавать <text:span text:style-name="T1">GW</text:span> <text:span text:style-name="T5">каким то неведомым способом через </text:span><text:span text:style-name="T1">eth</text:span></text:p>
      <text:h text:style-name="Heading_20_3" text:outline-level="3">микрофон</text:h>
      <text:p text:style-name="P10">Отсутствует в текущей модификации</text:p>
      <text:h text:style-name="Heading_20_3" text:outline-level="3">Динамики</text:h>
      <text:p text:style-name="P10">Отсутствует в текущей модификации</text:p>
      <text:h text:style-name="Heading_20_3" text:outline-level="3">входной видео разъем</text:h>
      <text:p text:style-name="P10">Отсутствует в текущей модификации</text:p>
      <text:h text:style-name="Heading_20_3" text:outline-level="3">3.5мм разъем для подключения гарнитуры</text:h>
      <text:p text:style-name="P10">Отсутствует в текущей модификации</text:p>
      <text:h text:style-name="Heading_20_2" text:outline-level="2">NUVOTON</text:h>
      <text:p text:style-name="Standard"><text:span text:style-name="T5">Подключается </text:span>к GW по <text:span text:style-name="T1">SPI (&lt;20MHz) </text:span></text:p>
      <text:p text:style-name="Standard"><text:span text:style-name="T5">смотрим: </text:span><text:a xlink:type="simple" xlink:href="#3.SPI интерфейс между STM и GoWin|outline" text:style-name="Internet_20_link" text:visited-style-name="Visited_20_Internet_20_Link">SPI интерфейс между Nuvoton и GoWin</text:a></text:p>
      <text:p text:style-name="Standard"><text:span text:style-name="T5">Код пишет</text:span> Леша Чакин </text:p>
      <text:p text:style-name="Standard"/>
      <text:p text:style-name="P23">Что требуется для стартовой версии:</text:p>
      <text:list xml:id="list3065530158691283793" text:style-name="L1">
        <text:list-item>
          <text:p text:style-name="P52">Потребуется через SPI поддержка шины AVL и через нее доступ к ETH контроллерам. Смотрим:<text:a xlink:type="simple" xlink:href="#7.Структура AVL памяти|outline" text:style-name="Internet_20_link" text:visited-style-name="Visited_20_Internet_20_Link">Структура AVL памяти</text:a> Это писали для CPU больше месяца ДимаВ&amp;ЛешаГ. Что с этим будем делать, будем решать позже</text:p>
        </text:list-item>
        <text:list-item>
          <text:p text:style-name="P52">к NUVOTON подключена QSPI flash, которую мы не используем(или не устанавливаем)</text:p>
        </text:list-item>
        <text:list-item>
          <text:p text:style-name="P52"><text:soft-page-break/>NUVOTON обеспечивает настройку и управление тачпадом, а также передача команд тачпада по eth.</text:p>
        </text:list-item>
      </text:list>
      <text:p text:style-name="Standard"/>
      <text:p text:style-name="P23">Что <text:span text:style-name="T5">п</text:span>ланируетсч сделать в ближайшем будущем:</text:p>
      <text:list xml:id="list3796682053037900201" text:style-name="L2">
        <text:list-item>
          <text:p text:style-name="P53">NUVOTON обеспечивает управление трансивером ETH по MDIO</text:p>
        </text:list-item>
        <text:list-item>
          <text:p text:style-name="P53">Информацию о линке и скорости NUVOTON сообщает в GW по SPI</text:p>
        </text:list-item>
        <text:list-item>
          <text:p text:style-name="P53">Начальную настройку трансивера ETH . в том числе светодиодов обеспечивает NUVOTON </text:p>
        </text:list-item>
        <text:list-item>
          <text:p text:style-name="P53">Передача команд от тача в eth  через IP стек.</text:p>
        </text:list-item>
        <text:list-item>
          <text:p text:style-name="P53">NUVOTON принимает текущее значение подсветки LCD по IP протоколу и передает в GW по SPI </text:p>
        </text:list-item>
        <text:list-item>
          <text:p text:style-name="P54">NUVATON <text:span text:style-name="T5">загружает </text:span>FW GW <text:span text:style-name="T5">из QSPI flash, а также обеспечивает обновление </text:span>FW GW</text:p>
        </text:list-item>
      </text:list>
      <text:h text:style-name="Heading_20_2" text:outline-level="2">GW</text:h>
      <text:p text:style-name="Standard">К GW по rgmii подключен ETH</text:p>
      <text:p text:style-name="Standard">На GW по eth приходит видео поток RGB(888) 1280x<text:span text:style-name="T1">800</text:span> </text:p>
      <text:p text:style-name="Standard">описание протокола - спрошу напрямую ДимаВ</text:p>
      <text:p text:style-name="P24">ether_type 0x8000</text:p>
      <text:p text:style-name="P24">src mac 0x00, 0x1E, 0xFA, 0x40, 0x42, 0x8F( или любой? старый корунд принимал пакеты только на этот мак)</text:p>
      <text:p text:style-name="P24">payload:</text:p>
      <text:p text:style-name="P24"><text:s text:c="3"/>16 бит номер строки в Bigendian, начиная с единицы, если строка первая, то старший бит = 1, иначе его не трогаем</text:p>
      <text:p text:style-name="P24"><text:s text:c="3"/>далее строка в RGB по три байта на пиксель</text:p>
      <text:p text:style-name="Standard">Допуски для софтового fps 0,2-41fps</text:p>
      <text:p text:style-name="Standard">Так как стабильность 30fps входного видео потока низкая, плавное видео на LCD будет отображаться рывками, но тиринга быть не должно.</text:p>
      <text:p text:style-name="Standard">Используем 2 видео буфера. Попробую экспериментировать с защитой от тиринга. Неравномерность в движущихся объектах на экране будет присутствовать!</text:p>
      <text:p text:style-name="Standard"/>
      <text:p text:style-name="P9">Что требуется для стартовой версии:</text:p>
      <text:list xml:id="list1109732549156835780" text:style-name="L3">
        <text:list-item>
          <text:p text:style-name="P55"><text:span text:style-name="T5">В буфере храним </text:span>RGB888</text:p>
        </text:list-item>
        <text:list-item>
          <text:p text:style-name="P56"><text:span text:style-name="T5">П</text:span>ри старте на LCD передается черный экран</text:p>
        </text:list-item>
        <text:list-item>
          <text:p text:style-name="P56"><text:span text:style-name="T5">П</text:span>ри отсутствии входного видео потока на LCD передается черный экран</text:p>
        </text:list-item>
        <text:list-item>
          <text:p text:style-name="P56">GW обеспечивает для <text:span text:style-name="T1">CPU</text:span> монопольный доступ к передаче ETH пакетов(fw gw никогда не будет являться источником eth пакетов)</text:p>
        </text:list-item>
        <text:list-item>
          <text:p text:style-name="P56"><text:span text:style-name="T5">Все пакеты из ETH приходят только на </text:span><text:span text:style-name="T1">GW</text:span></text:p>
        </text:list-item>
        <text:list-item>
          <text:p text:style-name="P57">Отсутствует совместимость с протоколом Корунд21</text:p>
        </text:list-item>
      </text:list>
      <text:p text:style-name="Standard"/>
      <text:p text:style-name="P23">Что <text:span text:style-name="T5">п</text:span>ланируетсч сделать в ближайшем будущем:</text:p>
      <text:list xml:id="list8788550343745498648" text:style-name="L4">
        <text:list-item>
          <text:p text:style-name="P61">Все пакеты из ETH дублируются в <text:span text:style-name="T1">CPU</text:span> и GW(каждое устройство самостоятельно определяет предназначен ли ему этот eth пакет</text:p>
        </text:list-item>
        <text:list-item>
          <text:p text:style-name="P61">Для фильтрации видео потока будем ограничить прием и передачу eth в <text:span text:style-name="T1">CPU</text:span> MTU=1520байт.</text:p>
        </text:list-item>
        <text:list-item>
          <text:p text:style-name="P61">Планируется <text:s/>передавать от <text:span text:style-name="T1">GW </text:span>видео поток от разъема на корпусе и звук <text:span text:style-name="T1">c </text:span><text:span text:style-name="T5">микрофона</text:span></text:p>
        </text:list-item>
        <text:list-item>
          <text:p text:style-name="P60"><text:span text:style-name="T5">П</text:span>ри отсутствии входного видео потока на LCD передается <text:s/><text:span text:style-name="T7">картинка</text:span></text:p>
        </text:list-item>
        <text:list-item>
          <text:p text:style-name="P58"><text:s/>при старте на LCD передается <text:s/>картинка</text:p>
        </text:list-item>
        <text:list-item>
          <text:p text:style-name="P59"><text:span text:style-name="T20">В буфере храним </text:span><text:span text:style-name="T4">YCC420, </text:span><text:span text:style-name="T20">оба преобразования цветового пространства делаются налету.</text:span></text:p>
        </text:list-item>
        <text:list-item>
          <text:p text:style-name="P58"><text:soft-page-break/>Полная совместимость с протоколом Корунд21, но разрешение экрана должен выставить ПК.</text:p>
        </text:list-item>
      </text:list>
      <text:h text:style-name="Heading_20_2" text:outline-level="2">Старт, начальная загрузка и обновление прошивок</text:h>
      <text:p text:style-name="P23">Что требуется для стартовой версии:</text:p>
      <text:p text:style-name="Standard"><text:span text:style-name="T1">GW </text:span><text:span text:style-name="T5">загружается автономно по </text:span><text:span text:style-name="T1">MSPI. </text:span>Обновление и начальная загрузка всех прошивок только через отладочный интерфейс к которому можно добраться сняв пломбы, но не разбирая корпус изделия.</text:p>
      <text:p text:style-name="Standard"/>
      <text:p text:style-name="P23">Что <text:span text:style-name="T5">п</text:span>ланируетсч сделать в ближайшем будущем:</text:p>
      <text:p text:style-name="Standard">NUVOTON обеспечивает загрузку и обновление(по ETH как опция) FW GW </text:p>
      <text:p text:style-name="Standard">NUVOTON грузит GW из QSPI flash. </text:p>
      <text:p text:style-name="Standard"/>
      <text:h text:style-name="Heading_20_2" text:outline-level="2">условия эксплуатации</text:h>
      <text:p text:style-name="Standard">В помещениях. +5/+35 без осадков итп</text:p>
      <text:p text:style-name="Standard">нет требований к допустимым вибрациям.</text:p>
      <text:p text:style-name="Standard">нет требований к ЭМС.</text:p>
      <text:p text:style-name="Standard"/>
      <text:h text:style-name="Heading_20_2" text:outline-level="2">сертификация</text:h>
      <text:p text:style-name="Standard">какие требования <text:span text:style-name="T5">к</text:span> коду<text:span text:style-name="T1">:</text:span></text:p>
      <text:p text:style-name="Standard">Для GW - никаких - то есть можно использовать криптованные китайские функции</text:p>
      <text:p text:style-name="Standard"/>
      <text:h text:style-name="P62" text:outline-level="1"><office:annotation office:name="__Annotation__6113_889357432"><dc:creator>Oleg Starokaznikov</dc:creator><dc:date>2023-04-26T16:22:37.01</dc:date><text:p text:style-name="P64"><text:span text:style-name="T21">Доступна только для HW Corund13a</text:span></text:p></office:annotation><text:span text:style-name="T5">функции переключателя </text:span><text:span text:style-name="T1">#4</text:span><office:annotation-end office:name="__Annotation__6113_889357432"/></text:h>
      <text:p text:style-name="P1"><text:s/>При переводе тумблера из положение выкл в положение вкл включается "отладка" </text:p>
      <text:p text:style-name="P1">При переводе тумблера из положение вкл в положение выкл выключается "отладка" Статическое состояние тумблера не оказывает никакого воздействия на отладку </text:p>
      <text:p text:style-name="Text_20_body"><text:span text:style-name="T1">Под отладкой понимается отображение на экране графической информации об ошибках(</text:span><text:span text:style-name="T5">см. </text:span><text:a xlink:type="simple" xlink:href="#8.7.Grafics controller|outline" text:style-name="Internet_20_link" text:visited-style-name="Visited_20_Internet_20_Link">Grafics controller</text:a><text:span text:style-name="T1">) и включенный генератор тестового видео сигнала </text:span></text:p>
      <text:p text:style-name="P1">В начальном состоянии генератор тестового видео сигнала включен, а графической информации об ошибках выключена</text:p>
      <text:p text:style-name="P1"/>
      <text:h text:style-name="P62" text:outline-level="1"><text:span text:style-name="T1">SPI </text:span><text:span text:style-name="T5">интерфейс между C</text:span><text:span text:style-name="T1">PU </text:span><text:span text:style-name="T5">и</text:span><text:span text:style-name="T1"> GoWin</text:span></text:h>
      <text:p text:style-name="P10">Используется для скоростной передачи данных.</text:p>
      <text:p text:style-name="Standard"><text:span text:style-name="T1">M487SIDAE</text:span> <text:span text:style-name="T5">мастер.</text:span></text:p>
      <text:p text:style-name="Standard">GoWin <text:span text:style-name="T5">реализует несколько </text:span>DMA <text:span text:style-name="T5">каналов для работы с внутренними модулями</text:span>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27">Имя сигнала</text:p>
          </table:table-cell>
          <table:table-cell table:style-name="Таблица3.A1" office:value-type="string">
            <text:p text:style-name="P27">Контакт на <text:span text:style-name="T1">CPU</text:span> <text:span text:style-name="T1">M487SIDAE</text:span></text:p>
          </table:table-cell>
          <table:table-cell table:style-name="Таблица3.A1" office:value-type="string">
            <text:p text:style-name="P29"><text:span text:style-name="T5">Контакт на </text:span><text:span text:style-name="T1">FPGA</text:span><text:span text:style-name="T5"> </text:span><text:span text:style-name="T1">GW2AR LV18EQ144</text:span></text:p>
          </table:table-cell>
          <table:table-cell table:style-name="Таблица3.D1" office:value-type="string">
            <text:p text:style-name="P27">примечание</text:p>
          </table:table-cell>
        </table:table-row>
        <table:table-row>
          <table:table-cell table:style-name="Таблица3.A2" office:value-type="string">
            <text:p text:style-name="P29">SPI_NCS</text:p>
          </table:table-cell>
          <table:table-cell table:style-name="Таблица3.B2" office:value-type="float" office:value="8">
            <text:p text:style-name="P29">8</text:p>
          </table:table-cell>
          <table:table-cell table:style-name="Таблица3.B2" office:value-type="float" office:value="87">
            <text:p text:style-name="P29">87</text:p>
          </table:table-cell>
          <table:table-cell table:style-name="Таблица3.D2" office:value-type="string">
            <text:p text:style-name="P27">Активность интерфейса. Для <text:span text:style-name="T1">CPU PA11</text:span>- выход</text:p>
          </table:table-cell>
        </table:table-row>
        <table:table-row>
          <table:table-cell table:style-name="Таблица3.A2" office:value-type="string">
            <text:p text:style-name="P29">SPI_SCK</text:p>
          </table:table-cell>
          <table:table-cell table:style-name="Таблица3.B2" office:value-type="float" office:value="9">
            <text:p text:style-name="P27">9</text:p>
          </table:table-cell>
          <table:table-cell table:style-name="Таблица3.B2" office:value-type="float" office:value="15">
            <text:p text:style-name="P27">15</text:p>
          </table:table-cell>
          <table:table-cell table:style-name="Таблица3.D2" office:value-type="string">
            <text:p text:style-name="P27">тактовый сигнал. Для <text:span text:style-name="T1">CPU PA10 </text:span>- выход</text:p>
          </table:table-cell>
        </table:table-row>
        <table:table-row>
          <table:table-cell table:style-name="Таблица3.A2" office:value-type="string">
            <text:p text:style-name="P29">SPI_MOSI</text:p>
          </table:table-cell>
          <table:table-cell table:style-name="Таблица3.B2" office:value-type="float" office:value="11">
            <text:p text:style-name="P27">11</text:p>
          </table:table-cell>
          <table:table-cell table:style-name="Таблица3.B2" office:value-type="float" office:value="90">
            <text:p text:style-name="P31">90</text:p>
          </table:table-cell>
          <table:table-cell table:style-name="Таблица3.D2" office:value-type="string">
            <text:p text:style-name="P27">Данные. Для <text:span text:style-name="T1">CPU PA8 </text:span>- выход</text:p>
          </table:table-cell>
        </table:table-row>
        <table:table-row>
          <table:table-cell table:style-name="Таблица3.A2" office:value-type="string">
            <text:p text:style-name="P29">SPI_MISO</text:p>
          </table:table-cell>
          <table:table-cell table:style-name="Таблица3.B2" office:value-type="float" office:value="10">
            <text:p text:style-name="P29">10</text:p>
          </table:table-cell>
          <table:table-cell table:style-name="Таблица3.B2" office:value-type="float" office:value="88">
            <text:p text:style-name="P31">88</text:p>
          </table:table-cell>
          <table:table-cell table:style-name="Таблица3.D2" office:value-type="string">
            <text:p text:style-name="P27">Данные. Для <text:span text:style-name="T1">CPU PA9</text:span>- вход</text:p>
          </table:table-cell>
        </table:table-row>
      </table:table>
      <text:p text:style-name="P7"/>
      <text:p text:style-name="P4"><text:span text:style-name="T13">Описание SPI контроллера является отдельной документацией и находится тут: </text:span><text:a xlink:type="simple" xlink:href="file://backup/hardware/Debug/corundgw/SPIinterface.pdf" text:style-name="Internet_20_link" text:visited-style-name="Visited_20_Internet_20_Link">\\backup\hardware\Debug\corundgw\SPIinterface.pdf</text:a></text:p>
      <text:h text:style-name="P63" text:outline-level="1"/>
      <text:h text:style-name="Heading_20_1" text:outline-level="1"><text:bookmark-start text:name="__RefHeading__2350_441807733"/>Структура <text:span text:style-name="T1">AVL </text:span>памяти<text:bookmark-end text:name="__RefHeading__2350_441807733"/></text:h>
      <text:p text:style-name="P4">Это внутренняя 32 битовая шина данных GoWin предназначенная для управления внутренними ресурсами.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6">Диапазон адресов</text:p>
          </table:table-cell>
          <table:table-cell table:style-name="Таблица2.A1" office:value-type="string">
            <text:p text:style-name="P26">Название блока</text:p>
          </table:table-cell>
          <table:table-cell table:style-name="Таблица2.C1" office:value-type="string">
            <text:p text:style-name="P26">Примечания</text:p>
          </table:table-cell>
        </table:table-row>
        <table:table-row>
          <table:table-cell table:style-name="Таблица2.A2" office:value-type="string">
            <text:p text:style-name="P30">0x0000 0000</text:p>
          </table:table-cell>
          <table:table-cell table:style-name="Таблица2.A2" office:value-type="string">
            <text:p text:style-name="P30">sysreg_ctr</text:p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30">0x0001 0000</text:p>
          </table:table-cell>
          <table:table-cell table:style-name="Таблица2.A2" office:value-type="string">
            <text:p text:style-name="P30"><text:a xlink:type="simple" xlink:href="#8.4.Diagnostics controller|outline" text:style-name="Internet_20_link" text:visited-style-name="Visited_20_Internet_20_Link">diagnostics_ctr</text:a></text:p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30">0x0002 0000</text:p>
          </table:table-cell>
          <table:table-cell table:style-name="Таблица2.A2" office:value-type="string">
            <text:p text:style-name="P30">ethrx_ctr</text:p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30">0x0003 0000</text:p>
          </table:table-cell>
          <table:table-cell table:style-name="Таблица2.A2" office:value-type="string">
            <text:p text:style-name="P30">ethtx_ctr</text:p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30">0x0004 0000</text:p>
          </table:table-cell>
          <table:table-cell table:style-name="Таблица2.A2" office:value-type="string">
            <text:p text:style-name="P30"><text:a xlink:type="simple" xlink:href="#8.7.ETH gen controller|outline" text:style-name="Internet_20_link" text:visited-style-name="Visited_20_Internet_20_Link">eth_gen_ctr</text:a></text:p>
          </table:table-cell>
          <table:table-cell table:style-name="Таблица2.C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30">0x000<text:span text:style-name="T5">5</text:span> 0000</text:p>
          </table:table-cell>
          <table:table-cell table:style-name="Таблица2.A2" office:value-type="string">
            <text:p text:style-name="P30"><text:a xlink:type="simple" xlink:href="#8.7.Grafics controller|outline" text:style-name="Internet_20_link" text:visited-style-name="Visited_20_Internet_20_Link">grafics_ctr</text:a></text:p>
          </table:table-cell>
          <table:table-cell table:style-name="Таблица2.C2" office:value-type="string">
            <text:p text:style-name="Table_20_Contents"/>
          </table:table-cell>
        </table:table-row>
      </table:table>
      <text:p text:style-name="Text_20_body"/>
      <text:h text:style-name="P46" text:outline-level="2"/>
      <text:h text:style-name="P49" text:outline-level="2"><text:bookmark-start text:name="__RefHeading__2354_441807733"/>Sys reg control<text:bookmark-end text:name="__RefHeading__2354_441807733"/></text:h>
      <text:p text:style-name="P4">Это набор 32 битовых регистров предназначенных для управления внутренними ресурсами</text:p>
      <text:h text:style-name="P50" text:outline-level="3">Карта регистр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address</text:p>
          </table:table-cell>
          <table:table-cell table:style-name="Таблица1.A1" office:value-type="string">
            <text:p text:style-name="Table_20_Contents">name</text:p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0x00</text:p>
          </table:table-cell>
          <table:table-cell table:style-name="Таблица1.A2" office:value-type="string">
            <text:p text:style-name="Table_20_Contents"><text:a xlink:type="simple" xlink:href="#6.6.FW version|outline" text:style-name="Internet_20_link" text:visited-style-name="Visited_20_Internet_20_Link">FW version</text:a></text:p>
          </table:table-cell>
          <table:table-cell table:style-name="Таблица1.C2" office:value-type="string">
            <text:p text:style-name="Table_20_Contents">Версия и ревизия </text:p>
          </table:table-cell>
        </table:table-row>
        <table:table-row>
          <table:table-cell table:style-name="Таблица1.A2" office:value-type="string">
            <text:p text:style-name="Table_20_Contents">0x04</text:p>
          </table:table-cell>
          <table:table-cell table:style-name="Таблица1.A2" office:value-type="string">
            <text:p text:style-name="Table_20_Contents"><text:a xlink:type="simple" xlink:href="#6.3.8.MISC_reg|outline" text:style-name="Internet_20_link" text:visited-style-name="Visited_20_Internet_20_Link">MISC_reg</text:a></text:p>
          </table:table-cell>
          <table:table-cell table:style-name="Таблица1.C2" office:value-type="string">
            <text:p text:style-name="Table_20_Contents">Misc control\status <text:span text:style-name="T5">регистр</text:span></text:p>
          </table:table-cell>
        </table:table-row>
        <table:table-row>
          <table:table-cell table:style-name="Таблица1.A2" office:value-type="string">
            <text:p text:style-name="Table_20_Contents">0x08</text:p>
          </table:table-cell>
          <table:table-cell table:style-name="Таблица1.A2" office:value-type="string">
            <text:p text:style-name="Table_20_Contents"><text:a xlink:type="simple" xlink:href="#6.4.3.FW_wd|outline" text:style-name="Internet_20_link" text:visited-style-name="Visited_20_Internet_20_Link"><text:span text:style-name="T1">FW_WD</text:span></text:a></text:p>
          </table:table-cell>
          <table:table-cell table:style-name="Таблица1.C2" office:value-type="string">
            <text:p text:style-name="P30">WD <text:span text:style-name="T5">регистр</text:span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P26"/>
          </table:table-cell>
        </table:table-row>
      </table:table>
      <text:h text:style-name="Heading_20_3" text:outline-level="3">FW version</text:h>
      <text:p text:style-name="P1"><text:span text:style-name="T5">Структура </text:span>ID:</text:p>
      <table:table table:name="Таблица7" table:style-name="Таблица7">
        <table:table-column table:style-name="Таблица7.A" table:number-columns-repeated="3"/>
        <table:table-column table:style-name="Таблица7.D"/>
        <table:table-row>
          <table:table-cell table:style-name="Таблица7.A1" office:value-type="string">
            <text:p text:style-name="Table_20_Contents">bits</text:p>
          </table:table-cell>
          <table:table-cell table:style-name="Таблица7.A1" office:value-type="string">
            <text:p text:style-name="Table_20_Contents">name</text:p>
          </table:table-cell>
          <table:table-cell table:style-name="Таблица7.A1" office:value-type="string">
            <text:p text:style-name="Table_20_Contents">value</text:p>
          </table:table-cell>
          <table:table-cell table:style-name="Таблица7.D1" office:value-type="string">
            <text:p text:style-name="Table_20_Contents">comments</text:p>
          </table:table-cell>
        </table:table-row>
        <table:table-row>
          <table:table-cell table:style-name="Таблица7.A2" office:value-type="string">
            <text:p text:style-name="Table_20_Contents">[31:24]</text:p>
          </table:table-cell>
          <table:table-cell table:style-name="Таблица7.A2" office:value-type="string">
            <text:p text:style-name="Table_20_Contents">Fw module</text:p>
          </table:table-cell>
          <table:table-cell table:style-name="Таблица7.A2" office:value-type="string">
            <text:p text:style-name="Table_20_Contents">0x<text:span text:style-name="T5">0</text:span><text:span text:style-name="T1">7</text:span></text:p>
          </table:table-cell>
          <table:table-cell table:style-name="Таблица7.D2" office:value-type="string">
            <text:p text:style-name="Table_20_Contents">board=<text:span text:style-name="T1">CORUND13</text:span></text:p>
          </table:table-cell>
        </table:table-row>
        <table:table-row>
          <table:table-cell table:style-name="Таблица7.A2" office:value-type="string">
            <text:p text:style-name="Table_20_Contents">[23:16]</text:p>
          </table:table-cell>
          <table:table-cell table:style-name="Таблица7.A2" office:value-type="string">
            <text:p text:style-name="Table_20_Contents">Fw version</text:p>
          </table:table-cell>
          <table:table-cell table:style-name="Таблица7.A2" office:value-type="string">
            <text:p text:style-name="Table_20_Contents">0x<text:span text:style-name="T5">0</text:span><text:span text:style-name="T1">2</text:span></text:p>
          </table:table-cell>
          <table:table-cell table:style-name="Таблица7.D2" office:value-type="string">
            <text:p text:style-name="Table_20_Contents"><text:s/><text:span text:style-name="T5">Изменение функционала</text:span></text:p>
          </table:table-cell>
        </table:table-row>
        <table:table-row>
          <table:table-cell table:style-name="Таблица7.A2" office:value-type="string">
            <text:p text:style-name="Table_20_Contents">[15:8]</text:p>
          </table:table-cell>
          <table:table-cell table:style-name="Таблица7.A2" office:value-type="string">
            <text:p text:style-name="Table_20_Contents">Fw revision</text:p>
          </table:table-cell>
          <table:table-cell table:style-name="Таблица7.A2" office:value-type="string">
            <text:p text:style-name="Table_20_Contents">0x<text:span text:style-name="T5">0</text:span><text:span text:style-name="T1">2</text:span></text:p>
          </table:table-cell>
          <table:table-cell table:style-name="Таблица7.D2" office:value-type="string">
            <text:p text:style-name="P26">Исправление ошибок</text:p>
          </table:table-cell>
        </table:table-row>
        <table:table-row>
          <table:table-cell table:style-name="Таблица7.A2" office:value-type="string">
            <text:p text:style-name="Table_20_Contents">[7:0]</text:p>
          </table:table-cell>
          <table:table-cell table:style-name="Таблица7.A2" office:value-type="string">
            <text:p text:style-name="Table_20_Contents">Fw test</text:p>
          </table:table-cell>
          <table:table-cell table:style-name="Таблица7.A2" office:value-type="string">
            <text:p text:style-name="Table_20_Contents">0x<text:span text:style-name="T1">0</text:span><text:span text:style-name="T5">4</text:span></text:p>
          </table:table-cell>
          <table:table-cell table:style-name="Таблица7.D2" office:value-type="string">
            <text:p text:style-name="P26">Новая сборка</text:p>
          </table:table-cell>
        </table:table-row>
      </table:table>
      <text:p text:style-name="P8"/>
      <text:h text:style-name="P51" text:outline-level="3"><text:bookmark-start text:name="__RefHeading__3872_2001932973"/>MISC_reg<text:bookmark-end text:name="__RefHeading__3872_2001932973"/></text:h>
      <text:p text:style-name="P4">Значение по умолчанию <text:span text:style-name="T1">0x00000000</text:span>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row>
          <table:table-cell table:style-name="Таблица6.A1" office:value-type="string">
            <text:p text:style-name="P26">биты</text:p>
          </table:table-cell>
          <table:table-cell table:style-name="Таблица6.A1" office:value-type="string">
            <text:p text:style-name="P26">имя</text:p>
          </table:table-cell>
          <table:table-cell table:style-name="Таблица6.C1" office:value-type="string">
            <text:p text:style-name="P26">Описание</text:p>
          </table:table-cell>
        </table:table-row>
        <table:table-row>
          <table:table-cell table:style-name="Таблица6.A2" office:value-type="string">
            <text:p text:style-name="P30">31..24</text:p>
          </table:table-cell>
          <table:table-cell table:style-name="Таблица6.A2" office:value-type="string">
            <text:p text:style-name="P30">pwm_set</text:p>
          </table:table-cell>
          <table:table-cell table:style-name="Таблица6.C2" office:value-type="string">
            <text:p text:style-name="P20">Яркость подсветки <text:span text:style-name="T1">LCD</text:span></text:p>
            <text:p text:style-name="P20">(0= выключено, 255 = максимум)</text:p>
          </table:table-cell>
        </table:table-row>
        <table:table-row>
          <table:table-cell table:style-name="Таблица6.A2" office:value-type="string">
            <text:p text:style-name="P26">2<text:span text:style-name="T1">3</text:span></text:p>
          </table:table-cell>
          <table:table-cell table:style-name="Таблица6.A2" office:value-type="string">
            <text:p text:style-name="P30">video_mode<text:span text:style-name="T5">(</text:span>3<text:span text:style-name="T5">)</text:span></text:p>
          </table:table-cell>
          <table:table-cell table:style-name="Таблица6.C2" office:value-type="string">
            <text:p text:style-name="P20"/>
          </table:table-cell>
        </table:table-row>
        <table:table-row>
          <table:table-cell table:style-name="Таблица6.A2" office:value-type="string">
            <text:p text:style-name="P26">2<text:span text:style-name="T1">2</text:span></text:p>
          </table:table-cell>
          <table:table-cell table:style-name="Таблица6.A2" office:value-type="string">
            <text:p text:style-name="P30">video_mode<text:span text:style-name="T5">(</text:span>2<text:span text:style-name="T5">)</text:span></text:p>
          </table:table-cell>
          <table:table-cell table:style-name="Таблица6.C2" office:value-type="string">
            <text:p text:style-name="P20"/>
          </table:table-cell>
        </table:table-row>
        <table:table-row>
          <table:table-cell table:style-name="Таблица6.A5" office:value-type="float" office:value="21">
            <text:p text:style-name="P26">21</text:p>
          </table:table-cell>
          <table:table-cell table:style-name="Таблица6.A2" office:value-type="string">
            <text:p text:style-name="P30">video_mode<text:span text:style-name="T5">(1)</text:span></text:p>
          </table:table-cell>
          <table:table-cell table:style-name="Таблица6.C2" office:value-type="string">
            <text:p text:style-name="P10"><text:span text:style-name="T14">Передача в </text:span><text:span text:style-name="T15">ETH</text:span><text:span text:style-name="T14"> (чтение,запись)</text:span></text:p>
            <text:p text:style-name="P30"><text:span text:style-name="T14">1</text:span><text:span text:style-name="T16"> = пакеты от </text:span><text:span text:style-name="T14">CPU</text:span><text:span text:style-name="T16"> </text:span><text:span text:style-name="T14">0</text:span><text:span text:style-name="T16">=i</text:span><text:span text:style-name="T14">2c touch</text:span></text:p>
          </table:table-cell>
        </table:table-row>
        <table:table-row>
          <table:table-cell table:style-name="Таблица6.A5" office:value-type="float" office:value="20">
            <text:p text:style-name="P30">20</text:p>
          </table:table-cell>
          <table:table-cell table:style-name="Таблица6.A2" office:value-type="string">
            <text:p text:style-name="P30">video_mode(0)</text:p>
          </table:table-cell>
          <table:table-cell table:style-name="Таблица6.C2" office:value-type="string">
            <text:p text:style-name="P10"><text:span text:style-name="T14">Вывод видео на </text:span><text:span text:style-name="T15">LCD</text:span><text:span text:style-name="T14"> (чтение,запись)</text:span></text:p>
            <text:p text:style-name="P34"><text:span text:style-name="T1">1</text:span> = <text:span text:style-name="T1">hd rgb888 </text:span>видео из <text:span text:style-name="T1">eth</text:span> <text:span text:style-name="T1">0</text:span>=логотип</text:p>
          </table:table-cell>
        </table:table-row>
        <table:table-row>
          <table:table-cell table:style-name="Таблица6.A5" office:value-type="float" office:value="19">
            <text:p text:style-name="P30">19</text:p>
          </table:table-cell>
          <table:table-cell table:style-name="Таблица6.A2" office:value-type="string">
            <text:p text:style-name="P30">LCD_EN</text:p>
          </table:table-cell>
          <table:table-cell table:style-name="Таблица6.C2" office:value-type="string">
            <text:p text:style-name="P10"><text:span text:style-name="T14">Управление подсветкой </text:span><text:span text:style-name="T15">LCD</text:span><text:span text:style-name="T14"> (чтение,запись)</text:span></text:p>
            <text:p text:style-name="P34"><text:span text:style-name="T1">1</text:span> = выкл <text:span text:style-name="T1">0</text:span>=вкл</text:p>
          </table:table-cell>
        </table:table-row>
        <table:table-row>
          <table:table-cell table:style-name="Таблица6.A5" office:value-type="float" office:value="18">
            <text:p text:style-name="P30">18</text:p>
          </table:table-cell>
          <table:table-cell table:style-name="Таблица6.A2" office:value-type="string">
            <text:p text:style-name="P30">ETH_RSTN</text:p>
          </table:table-cell>
          <table:table-cell table:style-name="Таблица6.C2" office:value-type="string">
            <text:p text:style-name="P10"><text:span text:style-name="T14">Управление </text:span><text:span text:style-name="T15">ETH </text:span><text:span text:style-name="T14">контроллером (чтение,запись)</text:span></text:p>
            <text:p text:style-name="P34"><text:span text:style-name="T1">1</text:span> = сброс <text:span text:style-name="T1">0</text:span>=работа</text:p>
          </table:table-cell>
        </table:table-row>
        <table:table-row>
          <table:table-cell table:style-name="Таблица6.A5" office:value-type="float" office:value="17">
            <text:p text:style-name="P30">17</text:p>
          </table:table-cell>
          <table:table-cell table:style-name="Таблица6.A2" office:value-type="string">
            <text:p text:style-name="P30">ethrx_stop</text:p>
          </table:table-cell>
          <table:table-cell table:style-name="Таблица6.C2" office:value-type="string">
            <text:p text:style-name="P20"><text:span text:style-name="T2">eth_rx_stop</text:span> сброс <text:s/><text:a xlink:type="simple" xlink:href="#6.2.Eth RX DMA память приемника eth пакетов |outline" text:style-name="Internet_20_link" text:visited-style-name="Visited_20_Internet_20_Link">приемника </text:a><text:a xlink:type="simple" xlink:href="#6.2.Eth RX DMA память приемника eth пакетов |outline" text:style-name="Internet_20_link" text:visited-style-name="Visited_20_Internet_20_Link"><text:span text:style-name="T1">eth </text:span></text:a><text:a xlink:type="simple" xlink:href="#6.2.Eth RX DMA память приемника eth пакетов |outline" text:style-name="Internet_20_link" text:visited-style-name="Visited_20_Internet_20_Link">пакетов</text:a> </text:p>
            <text:p text:style-name="P33">1 — активно</text:p>
          </table:table-cell>
        </table:table-row>
        <text:soft-page-break/>
        <table:table-row>
          <table:table-cell table:style-name="Таблица6.A5" office:value-type="float" office:value="16">
            <text:p text:style-name="P30">16</text:p>
          </table:table-cell>
          <table:table-cell table:style-name="Таблица6.A2" office:value-type="string">
            <text:p text:style-name="P30">ethtx_stop</text:p>
          </table:table-cell>
          <table:table-cell table:style-name="Таблица6.C2" office:value-type="string">
            <text:p text:style-name="P20"><text:span text:style-name="T2">eth_tx_stop</text:span> сброс <text:s/><text:a xlink:type="simple" xlink:href="#6.1.Eth TX DMA память передатчика eth пакетов |outline" text:style-name="Internet_20_link" text:visited-style-name="Visited_20_Internet_20_Link">передатчика </text:a><text:a xlink:type="simple" xlink:href="#6.1.Eth TX DMA память передатчика eth пакетов |outline" text:style-name="Internet_20_link" text:visited-style-name="Visited_20_Internet_20_Link">eth </text:a><text:a xlink:type="simple" xlink:href="#6.1.Eth TX DMA память передатчика eth пакетов |outline" text:style-name="Internet_20_link" text:visited-style-name="Visited_20_Internet_20_Link">пакетов</text:a></text:p>
            <text:p text:style-name="P33">1 — активно</text:p>
          </table:table-cell>
        </table:table-row>
        <table:table-row>
          <table:table-cell table:style-name="Таблица6.A2" office:value-type="string">
            <text:p text:style-name="P30">15..5</text:p>
          </table:table-cell>
          <table:table-cell table:style-name="Таблица6.A2" office:value-type="string">
            <text:p text:style-name="P26">Не используется</text:p>
          </table:table-cell>
          <table:table-cell table:style-name="Таблица6.C2" office:value-type="string">
            <text:p text:style-name="P20"/>
          </table:table-cell>
        </table:table-row>
        <table:table-row>
          <table:table-cell table:style-name="Таблица6.A12" office:value-type="float" office:value="4">
            <text:p text:style-name="P30">4</text:p>
          </table:table-cell>
          <table:table-cell table:style-name="Таблица6.A2" office:value-type="string">
            <text:p text:style-name="P30">detect_video</text:p>
          </table:table-cell>
          <table:table-cell table:style-name="Таблица6.C2" office:value-type="string">
            <text:p text:style-name="P10"><text:span text:style-name="T14">Детектирование наличие видеосигнала во входном </text:span><text:span text:style-name="T15">ETH</text:span></text:p>
            <text:p text:style-name="P34"><text:span text:style-name="T1">0</text:span> = нет видеосигнала <text:span text:style-name="T1">1</text:span>=есть видеосигнал из <text:span text:style-name="T1">ETH</text:span></text:p>
          </table:table-cell>
        </table:table-row>
        <table:table-row>
          <table:table-cell table:style-name="Таблица6.A12" office:value-type="float" office:value="3">
            <text:p text:style-name="P30">3</text:p>
          </table:table-cell>
          <table:table-cell table:style-name="Таблица6.A2" office:value-type="string">
            <text:p text:style-name="P30">lcd_lock</text:p>
          </table:table-cell>
          <table:table-cell table:style-name="Таблица6.C2" office:value-type="string">
            <text:p text:style-name="P10"><text:span text:style-name="T15">Pll LCD (</text:span><text:span text:style-name="T14">чтение</text:span><text:span text:style-name="T15">)</text:span></text:p>
            <text:p text:style-name="P34"><text:span text:style-name="T1">0</text:span> = сброс <text:span text:style-name="T1">1</text:span>=работа</text:p>
          </table:table-cell>
        </table:table-row>
        <table:table-row>
          <table:table-cell table:style-name="Таблица6.A12" office:value-type="float" office:value="2">
            <text:p text:style-name="P30">2</text:p>
          </table:table-cell>
          <table:table-cell table:style-name="Таблица6.A2" office:value-type="string">
            <text:p text:style-name="P30">ethtxpll_lock</text:p>
          </table:table-cell>
          <table:table-cell table:style-name="Таблица6.C2" office:value-type="string">
            <text:p text:style-name="P10"><text:span text:style-name="T15">Pll tx ETH (</text:span><text:span text:style-name="T14">чтение</text:span><text:span text:style-name="T15">)</text:span></text:p>
            <text:p text:style-name="P34"><text:span text:style-name="T1">0</text:span> = сброс <text:span text:style-name="T1">1</text:span>=работа</text:p>
          </table:table-cell>
        </table:table-row>
        <table:table-row>
          <table:table-cell table:style-name="Таблица6.A12" office:value-type="float" office:value="1">
            <text:p text:style-name="P30">1</text:p>
          </table:table-cell>
          <table:table-cell table:style-name="Таблица6.A2" office:value-type="string">
            <text:p text:style-name="P30">ethrxpll_lock</text:p>
          </table:table-cell>
          <table:table-cell table:style-name="Таблица6.C2" office:value-type="string">
            <text:p text:style-name="P10"><text:span text:style-name="T15">Pll rx eth t(</text:span><text:span text:style-name="T14">чтение</text:span><text:span text:style-name="T15">)</text:span></text:p>
            <text:p text:style-name="P34"><text:span text:style-name="T1">0</text:span> = сброс <text:span text:style-name="T1">1</text:span>=работа</text:p>
          </table:table-cell>
        </table:table-row>
        <table:table-row>
          <table:table-cell table:style-name="Таблица6.A12" office:value-type="float" office:value="0">
            <text:p text:style-name="P30">0</text:p>
          </table:table-cell>
          <table:table-cell table:style-name="Таблица6.A2" office:value-type="string">
            <text:p text:style-name="P30">sdrampll_lock</text:p>
          </table:table-cell>
          <table:table-cell table:style-name="Таблица6.C2" office:value-type="string">
            <text:p text:style-name="P10"><text:span text:style-name="T15">Pll </text:span><text:span text:style-name="T14">видео памяти</text:span><text:span text:style-name="T15"> (</text:span><text:span text:style-name="T14">чтение</text:span><text:span text:style-name="T15">)</text:span></text:p>
            <text:p text:style-name="P34"><text:span text:style-name="T1">0</text:span> = сброс <text:span text:style-name="T1">1</text:span>=работа</text:p>
          </table:table-cell>
        </table:table-row>
      </table:table>
      <text:h text:style-name="P51" text:outline-level="3"/>
      <text:h text:style-name="Heading_20_3" text:outline-level="3">FW_<text:span text:style-name="T1">WD</text:span></text:h>
      <table:table table:name="Таблица8" table:style-name="Таблица8">
        <table:table-column table:style-name="Таблица8.A" table:number-columns-repeated="2"/>
        <table:table-column table:style-name="Таблица8.C"/>
        <table:table-row>
          <table:table-cell table:style-name="Таблица8.A1" office:value-type="string">
            <text:p text:style-name="P26">биты</text:p>
          </table:table-cell>
          <table:table-cell table:style-name="Таблица8.A1" office:value-type="string">
            <text:p text:style-name="P30">name</text:p>
          </table:table-cell>
          <table:table-cell table:style-name="Таблица8.C1" office:value-type="string">
            <text:p text:style-name="P26">Описание</text:p>
          </table:table-cell>
        </table:table-row>
        <table:table-row>
          <table:table-cell table:style-name="Таблица8.A2" office:value-type="string">
            <text:p text:style-name="P30"><text:span text:style-name="T5">31-2</text:span>4</text:p>
          </table:table-cell>
          <table:table-cell table:style-name="Таблица8.A2" office:value-type="string">
            <text:p text:style-name="P30">wd_state</text:p>
          </table:table-cell>
          <table:table-cell table:style-name="Таблица8.C2" office:value-type="string">
            <text:p text:style-name="P20">Статус <text:span text:style-name="T1">WD </text:span></text:p>
          </table:table-cell>
        </table:table-row>
        <table:table-row>
          <table:table-cell table:style-name="Таблица8.A2" office:value-type="string">
            <text:p text:style-name="P30"><text:span text:style-name="T5">2</text:span>3<text:span text:style-name="T5">-</text:span>0</text:p>
          </table:table-cell>
          <table:table-cell table:style-name="Таблица8.A2" office:value-type="string">
            <text:p text:style-name="P30">wd_count</text:p>
          </table:table-cell>
          <table:table-cell table:style-name="Таблица8.C2" office:value-type="string">
            <text:p text:style-name="P20">Счетчик <text:span text:style-name="T1">WD</text:span></text:p>
          </table:table-cell>
        </table:table-row>
      </table:table>
      <text:p text:style-name="P28"/>
      <text:p text:style-name="P38">wd_state </text:p>
      <text:p text:style-name="P37"><text:span text:style-name="T17">0x27 </text:span><text:span text:style-name="T18">после ресета или загрузки</text:span></text:p>
      <text:p text:style-name="P35">0х31 после чтения регистра</text:p>
      <text:p text:style-name="P35"/>
      <text:p text:style-name="P36">wd_count</text:p>
      <text:p text:style-name="P21">0х00303a после ресета или загрузки</text:p>
      <text:p text:style-name="P22">при каждом чтении регистра значение в нем уменьшается на 1</text:p>
      <text:p text:style-name="P22">После значения «все нули» идет значение «все единицы»</text:p>
      <text:p text:style-name="P22"/>
      <text:p text:style-name="P28">Только чтение</text:p>
      <text:p text:style-name="P32"/>
      <text:h text:style-name="P48" text:outline-level="2"/>
      <text:p text:style-name="P3"/>
      <text:h text:style-name="P49" text:outline-level="2">Diagnostics controller</text:h>
      <text:p text:style-name="P4">Описание контроллера является отдельной документацией и находится тут: <text:a xlink:type="simple" xlink:href="file://backup/hardware/Debug/corundgw/diagnostics.pdf" text:style-name="Internet_20_link" text:visited-style-name="Visited_20_Internet_20_Link"><text:span text:style-name="T11">\\backup\hardware\Debug\corundgw\diagnostics.pdf</text:span></text:a></text:p>
      <text:h text:style-name="P51" text:outline-level="3">Карта регистров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Table_20_Contents">address</text:p>
          </table:table-cell>
          <table:table-cell table:style-name="Таблица4.A1" office:value-type="string">
            <text:p text:style-name="Table_20_Contents">name</text:p>
          </table:table-cell>
          <table:table-cell table:style-name="Таблица4.C1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Table_20_Contents">0x00</text:p>
          </table:table-cell>
          <table:table-cell table:style-name="Таблица4.A2" office:value-type="string">
            <text:p text:style-name="P30">Config reg</text:p>
          </table:table-cell>
          <table:table-cell table:style-name="Таблица4.C2" office:value-type="string">
            <text:p text:style-name="P4">0x10158000</text:p>
          </table:table-cell>
        </table:table-row>
        <table:table-row>
          <table:table-cell table:style-name="Таблица4.A2" office:value-type="string">
            <text:p text:style-name="P30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P30"/>
          </table:table-cell>
        </table:table-row>
        <table:table-row>
          <table:table-cell table:style-name="Таблица4.A2" office:value-type="string">
            <text:p text:style-name="P26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P30"/>
          </table:table-cell>
        </table:table-row>
        <table:table-row>
          <table:table-cell table:style-name="Таблица4.A2" office:value-type="string">
            <text:p text:style-name="P26">0x10</text:p>
          </table:table-cell>
          <table:table-cell table:style-name="Таблица4.A2" office:value-type="string">
            <text:p text:style-name="Table_20_Contents">sdrampll_lock</text:p>
          </table:table-cell>
          <table:table-cell table:style-name="Таблица4.C2" office:value-type="string">
            <text:p text:style-name="P26">Счетчик ошибок работы <text:span text:style-name="T1">PLL </text:span>с видео памятью</text:p>
          </table:table-cell>
        </table:table-row>
        <table:table-row>
          <table:table-cell table:style-name="Таблица4.A2" office:value-type="string">
            <text:p text:style-name="Table_20_Contents">0<text:span text:style-name="T1">x</text:span><text:span text:style-name="T5">1</text:span><text:span text:style-name="T1">4</text:span></text:p>
          </table:table-cell>
          <table:table-cell table:style-name="Таблица4.A2" office:value-type="string">
            <text:p text:style-name="Table_20_Contents">ethrxpll_lock</text:p>
          </table:table-cell>
          <table:table-cell table:style-name="Таблица4.C2" office:value-type="string">
            <text:p text:style-name="P26">Счетчик ошибок работы <text:span text:style-name="T1">PLL </text:span>на приеме <text:span text:style-name="T1">eth </text:span>пакетов</text:p>
          </table:table-cell>
        </table:table-row>
        <table:table-row>
          <table:table-cell table:style-name="Таблица4.A2" office:value-type="string">
            <text:p text:style-name="P26">0x18</text:p>
          </table:table-cell>
          <table:table-cell table:style-name="Таблица4.A2" office:value-type="string">
            <text:p text:style-name="Table_20_Contents">ethtxpll_lock</text:p>
          </table:table-cell>
          <table:table-cell table:style-name="Таблица4.C2" office:value-type="string">
            <text:p text:style-name="P26">Счетчик ошибок работы <text:span text:style-name="T1">PLL </text:span>на передаче <text:span text:style-name="T1">eth </text:span>пакетов</text:p>
          </table:table-cell>
        </table:table-row>
        <table:table-row>
          <table:table-cell table:style-name="Таблица4.A2" office:value-type="string">
            <text:p text:style-name="P26">0x1С</text:p>
          </table:table-cell>
          <table:table-cell table:style-name="Таблица4.A2" office:value-type="string">
            <text:p text:style-name="Table_20_Contents">lcd_lock</text:p>
          </table:table-cell>
          <table:table-cell table:style-name="Таблица4.C2" office:value-type="string">
            <text:p text:style-name="P26">Счетчик ошибок работы <text:span text:style-name="T1">PLL </text:span>с <text:span text:style-name="T1">LCD</text:span></text:p>
          </table:table-cell>
        </table:table-row>
        <table:table-row>
          <table:table-cell table:style-name="Таблица4.A2" office:value-type="string">
            <text:p text:style-name="P26">0x28</text:p>
          </table:table-cell>
          <table:table-cell table:style-name="Таблица4.A2" office:value-type="string">
            <text:p text:style-name="Table_20_Contents">dma_ethtx_err</text:p>
          </table:table-cell>
          <table:table-cell table:style-name="Таблица4.C2" office:value-type="string">
            <text:p text:style-name="P26">Счетчик ошибок на передаче <text:span text:style-name="T1">eth </text:span>пакетов от <text:span text:style-name="T1">CPU</text:span></text:p>
          </table:table-cell>
        </table:table-row>
        <table:table-row>
          <table:table-cell table:style-name="Таблица4.A2" office:value-type="string">
            <text:p text:style-name="P26">0x2с</text:p>
          </table:table-cell>
          <table:table-cell table:style-name="Таблица4.A2" office:value-type="string">
            <text:p text:style-name="Table_20_Contents">dma_ethrx_err</text:p>
          </table:table-cell>
          <table:table-cell table:style-name="Таблица4.C2" office:value-type="string">
            <text:p text:style-name="P26">Счетчик ошибок на приеме <text:span text:style-name="T1">eth </text:span>пакетов для <text:span text:style-name="T1">CPU</text:span></text:p>
          </table:table-cell>
        </table:table-row>
        <table:table-row>
          <table:table-cell table:style-name="Таблица4.A2" office:value-type="string">
            <text:p text:style-name="P26">0x30</text:p>
          </table:table-cell>
          <table:table-cell table:style-name="Таблица4.A2" office:value-type="string">
            <text:p text:style-name="Table_20_Contents">ethtx_error</text:p>
          </table:table-cell>
          <table:table-cell table:style-name="Таблица4.C2" office:value-type="string">
            <text:p text:style-name="P26">Счетчик ошибок на передаче <text:span text:style-name="T1">eth </text:span>пакетов с <text:span text:style-name="T1">video</text:span></text:p>
          </table:table-cell>
        </table:table-row>
        <table:table-row>
          <table:table-cell table:style-name="Таблица4.A2" office:value-type="string">
            <text:p text:style-name="P26">0x34</text:p>
          </table:table-cell>
          <table:table-cell table:style-name="Таблица4.A2" office:value-type="string">
            <text:p text:style-name="Table_20_Contents">ethrx_error</text:p>
          </table:table-cell>
          <table:table-cell table:style-name="Таблица4.C2" office:value-type="string">
            <text:p text:style-name="P26">Счетчик ошибок на приеме <text:span text:style-name="T1">eth </text:span>пакетов с <text:span text:style-name="T1">video. </text:span>Потери строк, <text:span text:style-name="T1">crc32.</text:span></text:p>
          </table:table-cell>
        </table:table-row>
        <table:table-row>
          <table:table-cell table:style-name="Таблица4.A2" office:value-type="string">
            <text:p text:style-name="P26">0x38</text:p>
          </table:table-cell>
          <table:table-cell table:style-name="Таблица4.A2" office:value-type="string">
            <text:p text:style-name="Table_20_Contents">gpu_err</text:p>
          </table:table-cell>
          <table:table-cell table:style-name="Таблица4.C2" office:value-type="string">
            <text:p text:style-name="P26">Счетчик ошибок в <text:span text:style-name="T1">GPU, </text:span>потери строк, ошибки <text:span text:style-name="T1">rd\wr...</text:span></text:p>
          </table:table-cell>
        </table:table-row>
        <table:table-row>
          <table:table-cell table:style-name="Таблица4.A2" office:value-type="string">
            <text:p text:style-name="P26">0x3с</text:p>
          </table:table-cell>
          <table:table-cell table:style-name="Таблица4.A2" office:value-type="string">
            <text:p text:style-name="Table_20_Contents">lcd_err</text:p>
          </table:table-cell>
          <table:table-cell table:style-name="Таблица4.C2" office:value-type="string">
            <text:p text:style-name="P26">Счетчик ошибок в <text:span text:style-name="T1">LCD, </text:span>это потери строк при чтении из видео памяти.</text:p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P26"/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P26"/>
          </table:table-cell>
        </table:table-row>
        <table:table-row>
          <table:table-cell table:style-name="Таблица4.A2" office:value-type="string">
            <text:p text:style-name="P26">0x80</text:p>
          </table:table-cell>
          <table:table-cell table:style-name="Таблица4.A2" office:value-type="string">
            <text:p text:style-name="Table_20_Contents">clock_2MHz</text:p>
          </table:table-cell>
          <table:table-cell table:style-name="Таблица4.C2" office:value-type="string">
            <text:p text:style-name="P26">Частота внутреннего генератора <text:span text:style-name="T1">~2,4MHz</text:span></text:p>
          </table:table-cell>
        </table:table-row>
        <table:table-row>
          <table:table-cell table:style-name="Таблица4.A2" office:value-type="string">
            <text:p text:style-name="P26">0x84</text:p>
          </table:table-cell>
          <table:table-cell table:style-name="Таблица4.A2" office:value-type="string">
            <text:p text:style-name="Table_20_Contents"><text:span text:style-name="T1">pwm</text:span>_clk</text:p>
          </table:table-cell>
          <table:table-cell table:style-name="Таблица4.C2" office:value-type="string">
            <text:p text:style-name="P26">Частота подсветки LCD ~18KHz</text:p>
          </table:table-cell>
        </table:table-row>
        <table:table-row>
          <table:table-cell table:style-name="Таблица4.A2" office:value-type="string">
            <text:p text:style-name="P26">0x88</text:p>
          </table:table-cell>
          <table:table-cell table:style-name="Таблица4.A2" office:value-type="string">
            <text:p text:style-name="Table_20_Contents">ethrx_clock</text:p>
          </table:table-cell>
          <table:table-cell table:style-name="Таблица4.C2" office:value-type="string">
            <text:p text:style-name="P26">Частота приемника <text:span text:style-name="T1">ETH 125MHz</text:span></text:p>
          </table:table-cell>
        </table:table-row>
        <table:table-row>
          <table:table-cell table:style-name="Таблица4.A2" office:value-type="string">
            <text:p text:style-name="P26">0x8с</text:p>
          </table:table-cell>
          <table:table-cell table:style-name="Таблица4.A2" office:value-type="string">
            <text:p text:style-name="Table_20_Contents">ethtx_clock</text:p>
          </table:table-cell>
          <table:table-cell table:style-name="Таблица4.C2" office:value-type="string">
            <text:p text:style-name="P26">Частота передатчика <text:span text:style-name="T1">ETH 125MHz</text:span></text:p>
          </table:table-cell>
        </table:table-row>
        <table:table-row>
          <table:table-cell table:style-name="Таблица4.A2" office:value-type="string">
            <text:p text:style-name="P26">0x90</text:p>
          </table:table-cell>
          <table:table-cell table:style-name="Таблица4.A2" office:value-type="string">
            <text:p text:style-name="Table_20_Contents">lcd_sclk</text:p>
          </table:table-cell>
          <table:table-cell table:style-name="Таблица4.C2" office:value-type="string">
            <text:p text:style-name="P26">Частота <text:span text:style-name="T1">DDR на LCD 250MHz</text:span></text:p>
          </table:table-cell>
        </table:table-row>
        <table:table-row>
          <table:table-cell table:style-name="Таблица4.A2" office:value-type="string">
            <text:p text:style-name="P26">0x94</text:p>
          </table:table-cell>
          <table:table-cell table:style-name="Таблица4.A2" office:value-type="string">
            <text:p text:style-name="Table_20_Contents">lcd_pclk</text:p>
          </table:table-cell>
          <table:table-cell table:style-name="Таблица4.C2" office:value-type="string">
            <text:p text:style-name="P26">Частота передачи пикселей на <text:span text:style-name="T1">LCD 71MHz</text:span></text:p>
          </table:table-cell>
        </table:table-row>
        <table:table-row>
          <table:table-cell table:style-name="Таблица4.A2" office:value-type="string">
            <text:p text:style-name="P26">0x98</text:p>
          </table:table-cell>
          <table:table-cell table:style-name="Таблица4.A2" office:value-type="string">
            <text:p text:style-name="Table_20_Contents">eth_vsync</text:p>
          </table:table-cell>
          <table:table-cell table:style-name="Таблица4.C2" office:value-type="string">
            <text:p text:style-name="P26">Частота кадров видео сигнала из ETH 30HZ</text:p>
          </table:table-cell>
        </table:table-row>
        <table:table-row>
          <table:table-cell table:style-name="Таблица4.A2" office:value-type="string">
            <text:p text:style-name="P26">0x9с</text:p>
          </table:table-cell>
          <table:table-cell table:style-name="Таблица4.A2" office:value-type="string">
            <text:p text:style-name="Table_20_Contents">lcd_vsync</text:p>
          </table:table-cell>
          <table:table-cell table:style-name="Таблица4.C2" office:value-type="string">
            <text:p text:style-name="P26">Частота кадров видео сигнала на <text:span text:style-name="T1">LCD 60Hz</text:span></text:p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P26"/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P26"/>
          </table:table-cell>
        </table:table-row>
      </table:table>
      <text:h text:style-name="P49" text:outline-level="2">ETH rx controller</text:h>
      <text:p text:style-name="P4"><text:span text:style-name="T19">Принимает </text:span><text:span text:style-name="T3">eth </text:span><text:span text:style-name="T19">пакеты с определенными параметрами и складывает их во внутренний буфер. Пакеты можно считать из внутреннего буфера по </text:span><text:span text:style-name="T3">avl </text:span><text:span text:style-name="T19">интерфейсу.</text:span></text:p>
      <text:p text:style-name="Text_20_body"><text:span text:style-name="T6">Описание контроллера является отдельной документацией и находится тут: </text:span><text:a xlink:type="simple" xlink:href="file://backup/hardware/Debug/corundgw/fpga_ethdma.pdf" text:style-name="Internet_20_link" text:visited-style-name="Visited_20_Internet_20_Link"><text:span text:style-name="T12">\\backup\hardware\Debug\corundgw\fpga_ethdma.pdf</text:span></text:a></text:p>
      <text:h text:style-name="P47" text:outline-level="2">ETH tx controller</text:h>
      <text:p text:style-name="P4"><text:span text:style-name="T12">Описание контроллера является отдельной документацией и находится тут: </text:span><text:a xlink:type="simple" xlink:href="file://backup/hardware/Debug/corundgw/fpga_ethdma.pdf" text:style-name="Internet_20_link" text:visited-style-name="Visited_20_Internet_20_Link">\\backup\hardware\Debug\corundgw\fpga_ethdma.pdf</text:a></text:p>
      <text:h text:style-name="P47" text:outline-level="2">ETH gen controller</text:h>
      <text:p text:style-name="P4"><text:span text:style-name="T13">Создает тестовую динамически меняющуюся картинку в виде </text:span><text:span text:style-name="T12">eth </text:span><text:span text:style-name="T13">потока в формате </text:span><text:span text:style-name="T12">1280x800 30fps rgb444</text:span></text:p>
      <text:p text:style-name="P4"><text:span text:style-name="T12">Описание контроллера является отдельной документацией и находится тут: </text:span><text:a xlink:type="simple" xlink:href="file://backup/hardware/Debug/corundgw/VideoGen.pdf" text:style-name="Internet_20_link" text:visited-style-name="Visited_20_Internet_20_Link"><text:span text:style-name="T1">\\backup\hardware\Debug\corundgw\VideoGen.pdf</text:span></text:a></text:p>
      <text:h text:style-name="P47" text:outline-level="2">Grafics controller</text:h>
      <text:p text:style-name="P6">Добавляет в видеопоток дополнительную графическую информацию</text:p>
      <text:list xml:id="list3776407528210465665" text:style-name="L5">
        <text:list-item>
          <text:p text:style-name="P43">ошибки от системы в реальном времени</text:p>
        </text:list-item>
        <text:list-item>
          <text:p text:style-name="P43">индикация нажатия тачпада</text:p>
        </text:list-item>
        <text:list-item>
          <text:p text:style-name="P44"><office:annotation office:name="__Annotation__7498_802380751"><dc:creator>Oleg Starokaznikov</dc:creator><dc:date>2023-02-27T15:58:01.04</dc:date><text:p text:style-name="P64"><text:span text:style-name="T22">Пока не реализовано</text:span></text:p></office:annotation><text:span text:style-name="T13">текст</text:span><office:annotation-end office:name="__Annotation__7498_802380751"/></text:p>
        </text:list-item>
      </text:list>
      <text:p text:style-name="P4"><text:span text:style-name="T12">Описание контроллера является отдельной документацией и находится тут: </text:span><text:a xlink:type="simple" xlink:href="file://backup/hardware/Debug/corundgw/grafics.pdf" text:style-name="Internet_20_link" text:visited-style-name="Visited_20_Internet_20_Link">\\backup\hardware\Debug\corundgw\grafics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Arial CYR" svg:font-family="'Arial CYR'" style:font-family-generic="swiss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Starokaznikov</meta:initial-creator>
    <meta:creation-date>2022-10-10T13:13:34.19</meta:creation-date>
    <dc:date>2023-05-11T10:14:36.63</dc:date>
    <dc:creator>Oleg Starokaznikov</dc:creator>
    <meta:editing-duration>P1DT5H14M39S</meta:editing-duration>
    <meta:editing-cycles>61</meta:editing-cycles>
    <meta:generator>OpenOffice/4.1.11$Win32 OpenOffice.org_project/4111m1$Build-9808</meta:generator>
    <meta:document-statistic meta:table-count="7" meta:image-count="0" meta:object-count="0" meta:page-count="13" meta:paragraph-count="360" meta:word-count="1550" meta:character-count="10430"/>
  </office:meta>
</office:document-meta>
</file>